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7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T3" style:parent-style-name="DefaultParagraphFont" style:family="text">
      <style:text-properties style:language-asian="en" style:country-asian="GB"/>
    </style:style>
    <style:style style:name="T4" style:parent-style-name="DefaultParagraphFont" style:family="text">
      <style:text-properties style:language-asian="en" style:country-asian="GB"/>
    </style:style>
    <style:style style:name="T5" style:parent-style-name="DefaultParagraphFont" style:family="text">
      <style:text-properties style:language-asian="en" style:country-asian="GB"/>
    </style:style>
    <style:style style:name="T6" style:parent-style-name="DefaultParagraphFont" style:family="text">
      <style:text-properties style:language-asian="en" style:country-asian="GB"/>
    </style:style>
    <style:style style:name="T7" style:parent-style-name="DefaultParagraphFont" style:family="text">
      <style:text-properties style:language-asian="en" style:country-asian="GB"/>
    </style:style>
    <style:style style:name="T8" style:parent-style-name="DefaultParagraphFont" style:family="text">
      <style:text-properties style:language-asian="en" style:country-asian="GB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.22889in, 0in, 0.66125in, 0.20258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3360" draw:style-name="a0" draw:name="Picture 7" text:anchor-type="paragraph" svg:x="4.13542in" svg:y="5.31458in" svg:width="2.86458in" svg:height="3.26042in" style:rel-width="scale" style:rel-height="scale"><draw:image xlink:href="media/image1.gif" xlink:type="simple" xlink:show="embed" xlink:actuate="onLoad"/><svg:title/><svg:desc>Image result for Elderly women salem</svg:desc></draw:frame></text:span><text:span text:style-name="T3"><draw:frame draw:z-index="251664384" draw:style-name="a1" draw:name="Picture 8" text:anchor-type="paragraph" svg:x="-0.89583in" svg:y="5.1875in" svg:width="5.0625in" svg:height="2.06389in" style:rel-width="scale" style:rel-height="scale"><draw:image xlink:href="media/image2.jpeg" xlink:type="simple" xlink:show="embed" xlink:actuate="onLoad"/><svg:title/><svg:desc>Image result for salem times</svg:desc></draw:frame></text:span><text:span text:style-name="T4"><draw:frame draw:z-index="251662336" draw:style-name="a2" draw:name="Picture 6" text:anchor-type="paragraph" svg:x="-0.82292in" svg:y="6.85625in" svg:width="4.52083in" svg:height="2.825in" style:rel-width="scale" style:rel-height="scale"><draw:image xlink:href="media/image3.jpeg" xlink:type="simple" xlink:show="embed" xlink:actuate="onLoad"/><svg:title/><svg:desc>Image result for Fog on dense trees</svg:desc></draw:frame></text:span><text:span text:style-name="T5"><draw:frame draw:z-index="251661312" draw:style-name="a3" draw:name="Picture 5" text:anchor-type="paragraph" svg:x="3.22917in" svg:y="2.38472in" svg:width="3.87153in" svg:height="2.63542in" style:rel-width="scale" style:rel-height="scale"><draw:image xlink:href="media/image4.jpeg" xlink:type="simple" xlink:show="embed" xlink:actuate="onLoad"/><svg:title/><svg:desc>Image result for burning witch at stake</svg:desc></draw:frame></text:span><text:span text:style-name="T6"><draw:frame draw:z-index="251660288" draw:style-name="a4" draw:name="Picture 4" text:anchor-type="paragraph" svg:x="-0.98958in" svg:y="2.21875in" svg:width="4.36458in" svg:height="2.96667in" style:rel-width="scale" style:rel-height="scale"><draw:image xlink:href="media/image5.jpeg" xlink:type="simple" xlink:show="embed" xlink:actuate="onLoad"/><svg:title/><svg:desc>Image result for Overcast town</svg:desc></draw:frame></text:span><text:span text:style-name="T7"><draw:frame draw:z-index="251659264" draw:style-name="a5" draw:name="Picture 3" text:anchor-type="paragraph" svg:x="2.73958in" svg:y="0.00486in" svg:width="4.10139in" svg:height="2.30694in" style:rel-width="scale" style:rel-height="scale"><draw:image xlink:href="media/image6.jpeg" xlink:type="simple" xlink:show="embed" xlink:actuate="onLoad"/><svg:title/><svg:desc>Image result for town of salem</svg:desc></draw:frame></text:span><text:span text:style-name="T8"><draw:frame draw:z-index="251658240" draw:style-name="a6" draw:name="Picture 2" text:anchor-type="paragraph" svg:x="0in" svg:y="0in" svg:width="3.37083in" svg:height="2.23958in" style:rel-width="scale" style:rel-height="scale"><draw:image xlink:href="media/image7.jpeg" xlink:type="simple" xlink:show="embed" xlink:actuate="onLoad"/><svg:title/><svg:desc>Image result for salem villagers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thaniel Berger</meta:initial-creator>
    <dc:creator>Nathaniel Berger</dc:creator>
    <meta:creation-date>2016-10-18T18:07:00Z</meta:creation-date>
    <dc:date>2016-10-18T19:16:00Z</dc:date>
    <meta:template xlink:href="Normal" xlink:type="simple"/>
    <meta:editing-cycles>1</meta:editing-cycles>
    <meta:editing-duration>PT4140S</meta:editing-duration>
    <meta:document-statistic meta:page-count="1" meta:paragraph-count="1" meta:word-count="1" meta:character-count="7" meta:row-count="1" meta:non-whitespace-character-count="7"/>
  </office:meta>
</office:document-meta>
</file>